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ce1" officeooo:paragraph-rsid="00018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роблема с производительностью:</text:p>
      <text:p text:style-name="P1"><text:tab/>По выбору даты идет запрос к сети для формирования строки превью bidPreview 80</text:p>
      <text:p text:style-name="P1">2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2T22:37:03.726672046</dc:date>
    <meta:editing-duration>P2DT5M7S</meta:editing-duration>
    <meta:editing-cycles>1</meta:editing-cycles>
    <meta:document-statistic meta:table-count="0" meta:image-count="0" meta:object-count="0" meta:page-count="1" meta:paragraph-count="3" meta:word-count="18" meta:character-count="116" meta:non-whitespace-character-count="99"/>
    <meta:generator>LibreOffice/7.0.5.2$Linux_X86_64 LibreOffice_project/00$Build-2</meta:generator>
  </office:meta>
</office:document-meta>
</file>